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M06_AST.xml"/>
  <manifest:file-entry manifest:media-type="text/xml" manifest:full-path="Basic/Standard/script-lb.xml"/>
  <manifest:file-entry manifest:media-type="text/xml" manifest:full-path="Basic/Standard/M04_Fn.xml"/>
  <manifest:file-entry manifest:media-type="text/xml" manifest:full-path="Basic/Standard/M07_PrsLogic.xml"/>
  <manifest:file-entry manifest:media-type="text/xml" manifest:full-path="Basic/Standard/M08_PrsGrammar.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Lucida Sans Typewriter" svg:font-family="'Lucida Sans Typewriter'"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5.663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7"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office:value-type="string" office:string-value="test_Parser(primitives): 0,7 561">
            <text:p>test_Parser(primitives): 0,7 561</text:p>
          </table:table-cell>
          <table:table-cell table:formula="of:=TESTSTAT(&quot;name&quot;; [.B46])" office:value-type="string" office:string-value="test_Parser(primitives):">
            <text:p>test_Parser(primitives):</text:p>
          </table:table-cell>
          <table:table-cell table:style-name="ce159" table:formula="of:=TESTSTAT(&quot;time&quot;; [.B46])" office:value-type="float" office:value="0.7">
            <text:p>0,7 sec</text:p>
          </table:table-cell>
          <table:table-cell table:style-name="ce161" table:formula="of:=TESTSTAT(&quot;count&quot;; [.B46])" office:value-type="float" office:value="561">
            <text:p>561</text:p>
          </table:table-cell>
          <table:table-cell table:style-name="ce163" table:formula="of:=[.E46]/[.D46]" office:value-type="float" office:value="801.428571428571">
            <text:p>801,4 a/sec</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1 601">
            <text:p>test_Parser(multiplicity): 1,1 601</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1">
            <text:p>1,1 sec</text:p>
          </table:table-cell>
          <table:table-cell table:style-name="ce161" table:formula="of:=TESTSTAT(&quot;count&quot;; [.B47])" office:value-type="float" office:value="601">
            <text:p>601</text:p>
          </table:table-cell>
          <table:table-cell table:style-name="ce163" table:formula="of:=[.E47]/[.D47]" office:value-type="float" office:value="546.363636363636">
            <text:p>546,4 a/sec</text:p>
          </table:table-cell>
          <table:table-cell table:number-columns-repeated="4"/>
        </table:table-row>
        <table:table-row table:style-name="ro6">
          <table:table-cell/>
          <table:table-cell table:formula="of:=TEST_PARSER(&quot;basic&quot;)" office:value-type="string" office:string-value="test_Parser(basic): 2,1 2821">
            <text:p>test_Parser(basic): 2,1 2821</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1">
            <text:p>2,1 sec</text:p>
          </table:table-cell>
          <table:table-cell table:style-name="ce161" table:formula="of:=TESTSTAT(&quot;count&quot;; [.B48])" office:value-type="float" office:value="2821">
            <text:p>2821</text:p>
          </table:table-cell>
          <table:table-cell table:style-name="ce163" table:formula="of:=[.E48]/[.D48]" office:value-type="float" office:value="1343.33333333333">
            <text:p>1343,3 a/sec</text:p>
          </table:table-cell>
          <table:table-cell table:number-columns-repeated="4"/>
        </table:table-row>
        <table:table-row table:style-name="ro6">
          <table:table-cell/>
          <table:table-cell table:formula="of:=TEST_PARSER(&quot;special&quot;)" office:value-type="string" office:string-value="test_Parser(special): 0,6 228">
            <text:p>test_Parser(special): 0,6 228</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6">
            <text:p>0,6 sec</text:p>
          </table:table-cell>
          <table:table-cell table:style-name="ce161" table:formula="of:=TESTSTAT(&quot;count&quot;; [.B49])" office:value-type="float" office:value="228">
            <text:p>228</text:p>
          </table:table-cell>
          <table:table-cell table:style-name="ce163" table:formula="of:=[.E49]/[.D49]" office:value-type="float" office:value="380">
            <text:p>380,0 a/sec</text:p>
          </table:table-cell>
          <table:table-cell table:number-columns-repeated="4"/>
        </table:table-row>
        <table:table-row table:style-name="ro6">
          <table:table-cell/>
          <table:table-cell table:formula="of:=TEST_PARSER(&quot;numbers&quot;)" office:value-type="string" office:string-value="test_Parser(numbers): 2,7 2015">
            <text:p>test_Parser(numbers): 2,7 2015</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7">
            <text:p>2,7 sec</text:p>
          </table:table-cell>
          <table:table-cell table:style-name="ce161" table:formula="of:=TESTSTAT(&quot;count&quot;; [.B50])" office:value-type="float" office:value="2015">
            <text:p>2015</text:p>
          </table:table-cell>
          <table:table-cell table:style-name="ce163" table:formula="of:=[.E50]/[.D50]" office:value-type="float" office:value="746.296296296296">
            <text:p>746,3 a/sec</text:p>
          </table:table-cell>
          <table:table-cell table:number-columns-repeated="4"/>
        </table:table-row>
        <table:table-row table:style-name="ro6">
          <table:table-cell/>
          <table:table-cell table:formula="of:=TEST_PARSER(&quot;types&quot;)" office:value-type="string" office:string-value="test_Parser(types): 4,7 5349">
            <text:p>test_Parser(types): 4,7 5349</text:p>
          </table:table-cell>
          <table:table-cell table:formula="of:=TESTSTAT(&quot;name&quot;; [.B51])" office:value-type="string" office:string-value="test_Parser(types):">
            <text:p>test_Parser(types):</text:p>
          </table:table-cell>
          <table:table-cell table:style-name="ce159" table:formula="of:=TESTSTAT(&quot;time&quot;; [.B51])" office:value-type="float" office:value="4.7">
            <text:p>4,7 sec</text:p>
          </table:table-cell>
          <table:table-cell table:style-name="ce161" table:formula="of:=TESTSTAT(&quot;count&quot;; [.B51])" office:value-type="float" office:value="5349">
            <text:p>5349</text:p>
          </table:table-cell>
          <table:table-cell table:style-name="ce163" table:formula="of:=[.E51]/[.D51]" office:value-type="float" office:value="1138.08510638298">
            <text:p>1138,1 a/sec</text:p>
          </table:table-cell>
          <table:table-cell table:number-columns-repeated="4"/>
        </table:table-row>
        <table:table-row table:style-name="ro6">
          <table:table-cell table:number-columns-repeated="3"/>
          <table:table-cell table:style-name="ce160" table:formula="of:=SUM([.D46:.D51])" office:value-type="float" office:value="11.9">
            <text:p>11,9 sec</text:p>
          </table:table-cell>
          <table:table-cell table:style-name="ce162" table:formula="of:=SUM([.E46:.E51])" office:value-type="float" office:value="11575">
            <text:p>11575</text:p>
          </table:table-cell>
          <table:table-cell table:style-name="ce164" table:formula="of:=[.E52]/[.D52]" office:value-type="float" office:value="972.689075630252">
            <text:p>972,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0,8 11570">
            <text:p>test_Parser(all): 10,8 11570</text:p>
          </table:table-cell>
          <table:table-cell table:formula="of:=TESTSTAT(&quot;name&quot;; [.B54])" office:value-type="string" office:string-value="test_Parser(all):">
            <text:p>test_Parser(all):</text:p>
          </table:table-cell>
          <table:table-cell table:style-name="ce159" table:formula="of:=TESTSTAT(&quot;time&quot;; [.B54])" office:value-type="float" office:value="10.8">
            <text:p>10,8 sec</text:p>
          </table:table-cell>
          <table:table-cell table:style-name="ce161" table:formula="of:=TESTSTAT(&quot;count&quot;; [.B54])" office:value-type="float" office:value="11570">
            <text:p>11570</text:p>
          </table:table-cell>
          <table:table-cell table:style-name="ce163" table:formula="of:=[.E54]/[.D54]" office:value-type="float" office:value="1071.2962962963">
            <text:p>1071,3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table:table-cell>
          <table:table-cell table:style-name="ce154" table:formula="of:=TEST_AST([.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text:s/>Foo_7 ::= Bar Blah <text:s/>Qmbl <text:s/></text:p>
          </table:table-cell>
          <table:table-cell table:style-name="ce154" table:formula="of:=DERIVATIONTREE_PRSGRAMMAR([.A60])" office:value-type="string" office:string-value="─Grammar&#13;&#10; └─Rule&#13;&#10;   ├─RuleName&#13;&#10;   │ └─'Foo_7'&#13;&#10;   ├─'::='&#13;&#10;   └─Alt&#13;&#10;     └─Con&#13;&#10;       └─(+):(...)&#13;&#10;            ├─(...)&#13;&#10;            │ └─Nonterminal&#13;&#10;            │   └─'Bar'&#13;&#10;            ├─(...)&#13;&#10;            │ └─Nonterminal&#13;&#10;            │   └─'Blah'&#13;&#10;            └─(...)&#13;&#10;              └─Nonterminal&#13;&#10;                └─'Qmbl'">
            <text:p>─Grammar<text:line-break/> └─Rule<text:line-break/> <text:s text:c="2"/>├─RuleName<text:line-break/> <text:s text:c="2"/>│ └─'Foo_7'<text:line-break/> <text:s text:c="2"/>├─'::='<text:line-break/> <text:s text:c="2"/>└─Alt<text:line-break/> <text:s text:c="4"/>└─Con<text:line-break/> <text:s text:c="6"/>└─(+):(...)<text:line-break/> <text:s text:c="11"/>├─(...)<text:line-break/> <text:s text:c="11"/>│ └─Nonterminal<text:line-break/> <text:s text:c="11"/>│ <text:s text:c="2"/>└─'Bar'<text:line-break/> <text:s text:c="11"/>├─(...)<text:line-break/> <text:s text:c="11"/>│ └─Nonterminal<text:line-break/> <text:s text:c="11"/>│ <text:s text:c="2"/>└─'Blah'<text:line-break/> <text:s text:c="11"/>└─(...)<text:line-break/> <text:s text:c="13"/>└─Nonterminal<text:line-break/> <text:s text:c="15"/>└─'Qmbl'</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do a1 &lt;- W* &gt;&gt;= return ° (mkDtMult '(*):W')&#13;&#10;                    a2 &lt;- T&#13;&#10;                    a3 &lt;- W* &gt;&gt;= return ° (mkDtMult '(*):W')&#13;&#10;                    a4 &lt;- (do a5 &lt;- (str '+') &gt;&gt;= return ° mkDtTerminal&#13;&#10;                              a6 &lt;- W* &gt;&gt;= return ° (mkDtMult '(*):W')&#13;&#10;                              a7 &lt;- S&#13;&#10;                           return [a5, a6, a7]&#13;&#10;                          ) | (return []) &gt;&gt;= return ° (mkDtMult '(?):(...)')&#13;&#10;                 return [a1, a2, a3, a4]&#13;&#10;                )&#13;&#10;       return ((mkDtNonterminal 'S') a0)&#13;&#10;      )&#13;&#10;T ::= (do a0 &lt;- (do a1 &lt;- W* &gt;&gt;= return ° (mkDtMult '(*):W')&#13;&#10;                    a2 &lt;- F&#13;&#10;                    a3 &lt;- W* &gt;&gt;= return ° (mkDtMult '(*):W')&#13;&#10;                    a4 &lt;- (do a5 &lt;- (str '*') &gt;&gt;= return ° mkDtTerminal&#13;&#10;                              a6 &lt;- W* &gt;&gt;= return ° (mkDtMult '(*):W')&#13;&#10;                              a7 &lt;- T&#13;&#10;                           return [a5, a6, a7]&#13;&#10;                          ) | (return []) &gt;&gt;= return ° (mkDtMult '(?):(...)')&#13;&#10;                 return [a1, a2, a3, a4]&#13;&#10;                )&#13;&#10;       return ((mkDtNonterminal 'T') a0)&#13;&#10;      )&#13;&#10;F ::= (do a0 &lt;- C &gt;&gt;= return ° (swap cons [])&#13;&#10;              | I &gt;&gt;= return ° (swap cons [])&#13;&#10;              | N &gt;&gt;= return ° (swap cons [])&#13;&#10;              | (do a1 &lt;- (str '(') &gt;&gt;= return ° mkDtTerminal&#13;&#10;                    a2 &lt;- S&#13;&#10;                    a3 &lt;- (str ')') &gt;&gt;= return ° mkDtTerminal&#13;&#10;                 return [a1, a2, a3]&#13;&#10;                )&#13;&#10;       return ((mkDtNonterminal 'F') a0)&#13;&#10;      )&#13;&#10;N ::= (do a0 &lt;- (do a1 &lt;- (str '!') &gt;&gt;= return ° mkDtTerminal&#13;&#10;                    a2 &lt;- W* &gt;&gt;= return ° (mkDtMult '(*):W')&#13;&#10;                    a3 &lt;- F&#13;&#10;                 return [a1, a2, a3]&#13;&#10;                )&#13;&#10;       return ((mkDtNonterminal 'N') a0)&#13;&#10;      )&#13;&#10;I ::= (do a0 &lt;- (([A-Z] &gt;&gt;= return ° (mkDtCClass '([A-Z])')) | ([a-z] &gt;&gt;= return ° (mkDtCClass '([a-z])')))+ &gt;&gt;= return ° (mkDtMult '(+):(..|..)')&#13;&#10;       return (\a0.(mkDtNonterminal 'I') ((swap cons []) a0) a0)&#13;&#10;      )&#13;&#10;C ::= (do a0 &lt;- (str '0') &gt;&gt;= return ° mkDtTerminal&#13;&#10;              | (str '1') &gt;&gt;= return ° mkDtTerminal&#13;&#10;       return (\a0.(mkDtNonterminal 'C') ((swap cons []) a0) a0)&#13;&#10;      )&#13;&#10;W ::= (do a0 &lt;- (str ' ') &gt;&gt;= return ° mkDtTerminal&#13;&#10;              | (str '\t') &gt;&gt;= return ° mkDtTerminal&#13;&#10;       return (\a0.(mkDtNonterminal 'W') ((swap cons []) a0) a0)&#13;&#10;      )">
            <text:p>S where<text:line-break/>S ::= (do a0 &lt;- (do a1 &lt;- W* &gt;&gt;= return ° (mkDtMult '(*):W')<text:line-break/> <text:s text:c="19"/>a2 &lt;- T<text:line-break/> <text:s text:c="19"/>a3 &lt;- W* &gt;&gt;= return ° (mkDtMult '(*):W')<text:line-break/> <text:s text:c="19"/>a4 &lt;- (do a5 &lt;- (str '+') &gt;&gt;= return ° mkDtTerminal<text:line-break/> <text:s text:c="29"/>a6 &lt;- W* &gt;&gt;= return ° (mkDtMult '(*):W')<text:line-break/> <text:s text:c="29"/>a7 &lt;- S<text:line-break/> <text:s text:c="26"/>return [a5, a6, a7]<text:line-break/> <text:s text:c="25"/>) | (return []) &gt;&gt;= return ° (mkDtMult '(?):(...)')<text:line-break/> <text:s text:c="16"/>return [a1, a2, a3, a4]<text:line-break/> <text:s text:c="15"/>)<text:line-break/> <text:s text:c="6"/>return ((mkDtNonterminal 'S') a0)<text:line-break/> <text:s text:c="5"/>)<text:line-break/>T ::= (do a0 &lt;- (do a1 &lt;- W* &gt;&gt;= return ° (mkDtMult '(*):W')<text:line-break/> <text:s text:c="19"/>a2 &lt;- F<text:line-break/> <text:s text:c="19"/>a3 &lt;- W* &gt;&gt;= return ° (mkDtMult '(*):W')<text:line-break/> <text:s text:c="19"/>a4 &lt;- (do a5 &lt;- (str '*') &gt;&gt;= return ° mkDtTerminal<text:line-break/> <text:s text:c="29"/>a6 &lt;- W* &gt;&gt;= return ° (mkDtMult '(*):W')<text:line-break/> <text:s text:c="29"/>a7 &lt;- T<text:line-break/> <text:s text:c="26"/>return [a5, a6, a7]<text:line-break/> <text:s text:c="25"/>) | (return []) &gt;&gt;= return ° (mkDtMult '(?):(...)')<text:line-break/> <text:s text:c="16"/>return [a1, a2, a3, a4]<text:line-break/> <text:s text:c="15"/>)<text:line-break/> <text:s text:c="6"/>return ((mkDtNonterminal 'T') a0)<text:line-break/> <text:s text:c="5"/>)<text:line-break/>F ::= (do a0 &lt;- C &gt;&gt;= return ° (swap cons [])<text:line-break/> <text:s text:c="13"/>| I &gt;&gt;= return ° (swap cons [])<text:line-break/> <text:s text:c="13"/>| N &gt;&gt;= return ° (swap cons [])<text:line-break/> <text:s text:c="13"/>| (do a1 &lt;- (str '(') &gt;&gt;= return ° mkDtTerminal<text:line-break/> <text:s text:c="19"/>a2 &lt;- S<text:line-break/> <text:s text:c="19"/>a3 &lt;- (str ')') &gt;&gt;= return ° mkDtTerminal<text:line-break/> <text:s text:c="16"/>return [a1, a2, a3]<text:line-break/> <text:s text:c="15"/>)<text:line-break/> <text:s text:c="6"/>return ((mkDtNonterminal 'F') a0)<text:line-break/> <text:s text:c="5"/>)<text:line-break/>N ::= (do a0 &lt;- (do a1 &lt;- (str '!') &gt;&gt;= return ° mkDtTerminal<text:line-break/> <text:s text:c="19"/>a2 &lt;- W* &gt;&gt;= return ° (mkDtMult '(*):W')<text:line-break/> <text:s text:c="19"/>a3 &lt;- F<text:line-break/> <text:s text:c="16"/>return [a1, a2, a3]<text:line-break/> <text:s text:c="15"/>)<text:line-break/> <text:s text:c="6"/>return ((mkDtNonterminal 'N') a0)<text:line-break/> <text:s text:c="5"/>)<text:line-break/>I ::= (do a0 &lt;- (([A-Z] &gt;&gt;= return ° (mkDtCClass '([A-Z])')) | ([a-z] &gt;&gt;= return ° (mkDtCClass '([a-z])')))+ &gt;&gt;= return ° (mkDtMult '(+):(..|..)')<text:line-break/> <text:s text:c="6"/>return (\a0.(mkDtNonterminal 'I') ((swap cons []) a0) a0)<text:line-break/> <text:s text:c="5"/>)<text:line-break/>C ::= (do a0 &lt;- (str '0') &gt;&gt;= return ° mkDtTerminal<text:line-break/> <text:s text:c="13"/>| (str '1') &gt;&gt;= return ° mkDtTerminal<text:line-break/> <text:s text:c="6"/>return (\a0.(mkDtNonterminal 'C') ((swap cons []) a0) a0)<text:line-break/> <text:s text:c="5"/>)<text:line-break/>W ::= (do a0 &lt;- (str ' ') &gt;&gt;= return ° mkDtTerminal<text:line-break/> <text:s text:c="13"/>| (str '\t') &gt;&gt;= return ° mkDtTerminal<text:line-break/> <text:s text:c="6"/>return (\a0.(mkDtNonterminal 'W') ((swap cons []) a0) a0)<text:line-break/> <text:s text:c="5"/>)</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 \t])*&#13;&#10;                 a0 &lt;- NonArrow&#13;&#10;                  _ &lt;- ([ \t])*&#13;&#10;                 a1 &lt;- ((str '-&gt;') &gt;&gt;= \_.TypeExpr)?&#13;&#10;              return (maybeMakeArrowType a0 a1)&#13;&#10;             )&#13;&#10;NonArrow ::= BaseType&#13;&#10;           | TypeVar&#13;&#10;           | ListType&#13;&#10;           | ParensTyEx&#13;&#10;           | (do a0 &lt;- (do a1 &lt;- [A-Z]&#13;&#10;                           a2 &lt;- [a-z]+&#13;&#10;                        return ((foldl concat) a1 a2)&#13;&#10;                       )&#13;&#10;                 a3 &lt;- (([ \t])+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
            <text:p>TypeExpr where<text:line-break/>TypeExpr ::= (do <text:s/>_ &lt;- ([ \t])*<text:line-break/> <text:s text:c="16"/>a0 &lt;- NonArrow<text:line-break/> <text:s text:c="17"/>_ &lt;- ([ \t])*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 \t])+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family-generic="modern" style:font-pitch="fixed"/>
    <style:font-face style:name="Lucida Sans Typewriter" svg:font-family="'Lucida Sans Typewriter'"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6">06.05.2017</text:date>, <text:time>16:25: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6T16:25:50.85</dc:date>
    <meta:editing-duration>P150DT16H7M45S</meta:editing-duration>
    <meta:editing-cycles>521</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DtTerminal		As Object
	mkDtCClass			As Object
	mkDtNonterminal		As Object
	mkDtMult			As Object
	toDerivationP		As Object
End Type


Sub Main
	test_Fn()
End Sub

Function newFn(name As String, arity As Integer, Optional typ)
	Dim result As New TFn
	result.tyname =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result.toDerivationP	= lookupFn("toDerivationP")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newFn("toDerivationP", 		1, "Parser Str -&gt; Parser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toDerivationP":		result = toDerivationP(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Const dtOpt_keepSkip = 1

Function toDerivationP(Optional ByVal p As Object)
	Dim result As Variant
	If isMissing(p) Then
		result = Fn.toDerivationP
	Else
		Dim seen As Object, options As Integer
		seen = nil
		options = 0
		options = options Or dtOpt_keepSkip
		result = _toDerivationP(p, seen, options)
		While Not(isNil(seen))
			p = car(seen)
			p.st2 = False
			p.st3 = Empty
			seen = cdr(seen)
		Wend
	End If
	toDerivationP = result
End Function

Function dtMultLabel(m As String, p As Object)
	Dim t As String
	Select Case p.tp
		Case "item"	:	t = "." 
		Case "str":		t = toString(p.st(0))
		Case "choice":	t = "(..|..)"
		Case "seq":		t = "(...)"
		Case "ind":		t = getPIndName(p)
		Case "sat"
			If p.str &lt;&gt; "" Then
				t = "(" &amp; p.str &amp; ")"
			Else
				t = "(" &amp; TFn_toString(p.st0) &amp; ")"
			End If
		Case Else
			croak("dtMultLabel: cannot handle .tp=" &amp; toString(p.tp))
	End Select
	dtMultLabel = "(" &amp; m &amp; "):" &amp; t
End Function

Const typ_Parser_ASN = "Parser ASN"
Const typ_Parser_List_ASN = "Parser [ASN]"

Function _toDerivationP( _
	ByVal p As Object, _
	ByRef seen As Object, _
	ByVal options As Integer _
)
	Dim result As Variant
	Dim f As Object, s As String, fName As String
	Dim q As Object, r As Object
	Dim qs As Object, rs As Object
	If isPMany(p) Then ' p is of shape (many1 q) +++ (return nil)
		q = p.st0.st0
		s = dtMultLabel("*", q)
		f = mkDtMult(s)
		q = _toDerivationP(q, seen, options)
		If q.typ = typ_Parser_List_ASN Then
			q = pBind(q, compose(pReturn, mkDtNonterminal("(...)")))
		End If
		'result = pSeq(Array(pMany(q)), f)
		result = pBind(pMany(q), compose(pReturn, f))
		result.typ = typ_Parser_ASN
	ElseIf isPZeroOrOne(p) Then ' p is of shape q +++ (return Empty)
		q = p.st0
		s = dtMultLabel("?", q)
		f = mkDtMult(s)
		q = _toDerivationP(q, seen, options)
		If q.typ = typ_Parser_ASN Then
			q = pBind(q, compose(pReturn, swap(cons, nil)))
		Else ' q.typ = typ_Parser_List_ASN
			q = pBind(q, compose(pReturn, _
				compose( _
					swap(cons, nil), _
					mkDtNonterminal("(...)") _
				) _
			))
		End If
		'result = pSeq(Array(pChoice(q, pReturn(nil))), f)
		result = pBind(pChoice(q, pReturn(nil)), compose(pReturn, f))
		result.typ = typ_Parser_ASN
	Else
		Select Case p.tp
			Case "skip"
				If (options And dtOpt_keepSkip) Then
					result = p
				Else
					result = _toDerivationP(p.st0, seen, options)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many1"
				q = p.st0
				s = dtMultLabel("+", q)
				f = mkDtMult(s)
				q = _toDerivationP(q, seen, options)
				If q.typ = typ_Parser_List_ASN Then
					q = pBind(q, compose(pReturn, mkDtNonterminal("(...)")))
				End If
				'result = pSeq(Array(pMany1(q)), f)
				result = pBind(pMany1(q), compose(pReturn, f))
				result.typ = typ_Parser_ASN
			Case "seq" ' only simple sequences supported here
				'result = Empty
				f = p.st(1)
				fName = getFnName(f)
				If (fName = getFnName(Fn.id)) Then
					qs = toList(p.st(0))
					rs = nil
					While Not(isNil(qs))
						q = car(qs)
						q = _toDerivationP(q, seen, options)
						If q.typ = typ_Parser_List_ASN Then
							q = pBind(q, compose(pReturn, _
								mkDtNonterminal("(...)")))
						End If
						rs = cons(q, rs)
						qs = cdr(qs)
					Wend
					result = pSeqL( _
						toArray(reverse(rs)), _
						id _
					)
					result.typ = typ_Parser_List_ASN
				ElseIf fName = getFnName(Fn.applyToList) Then
					f = car(partialArgs(f))
					fName = getFnName(f)
					If fName = getFnName(Fn.foldl) Then
						f = car(partialArgs(f))
						fName = getFnName(f)
						If fName = getFnName(Fn.concat) Then
							result = pBind(p, compose(pReturn, mkDtTerminal))
							result.typ = typ_Parser_ASN
						End If
					End If		
				'ElseIf isApplyToListId(f) Then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TASN_toString()
	test_AST_toDerivationP()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p = pItem
	q = toDerivationP(p)
	refute_parses(q, "").x
	x = mkDtCClass("(.)", "a")
	assert_parses(q, "a", x, 2).x
	x = mkDtCClass("(.)", "b")
	assert_parses(q, "bca", x, 2).x
	x = mkDtCClass("(.)", "c")
	assert_parses(q, "cabc", x, 2).x
	x = mkDtCClass("(.)", " ")
	assert_parses(q, " xyzabc", x, 2).x
	
	p = pStr("z")
	q = toDerivationP(p)
	refute_parses(q, Array("", "cba", "x", "y")).x
	x = mkDtTerminal("z")
	assert_parses(q, "z", x, 2).x
	' really reads only as many chars as pStr does:
	assert_parses(q, "zz", x, 2).x
	assert_parses(q, "zy", x, 2).x

	p = pStr("abc")
	q = toDerivationP(p)
	refute_parses(q, Array("", "y", "cba")).x
	x = mkDtTerminal("abc")
	assert_parses(q, "abc", x, 4).x
	' really reads only as many chars as pStr does:
	assert_parses(q, "abcabc", x, 4).x
	assert_parses(q, "abcxyz", x, 4).x

	p = pChoice(pStr("0"), pStr("1"))
	q = toDerivationP(p)
	refute_parses(q, Array("", "y", "cba")).x
	x = mkDtTerminal("0")
	assert_parses(q, "0", x, 2).x
	x = mkDtTerminal("1")
	assert_parses(q, "1", x, 2).x

	p = pSeqL(Array(pItem), id)
	q = toDerivationP(p)
	refute_parses(q, "").x
	x = List(mkDtCClass("(.)", "x"))
	assert_parses(q, "x", x, 2).x
	assert_parses(q, "x1", x, 2).x
	x = List(mkDtCClass("(.)", "y"))
	assert_parses(q, "y1abc", x, 2).x

	p = pSeqL(Array(pItem, pStr("1")), id)
	q = toDerivationP(p)
	refute_parses(q, "", "x0", " a").x
	x = List(mkDtCClass("(.)", "x"), mkDtTerminal("1"))
	assert_parses(q, "x1", x, 3).x
	x = List(mkDtCClass("(.)", "y"), mkDtTerminal("1"))
	assert_parses(q, "y1abc", x, 3).x

	p = pSeqL(Array(pStr("0"), pItem, pStr("1")), id)
	q = toDerivationP(p)
	refute_parses(q, "", "0", "0a", "xa1").x
	x = List(mkDtTerminal("0"), mkDtCClass("(.)", "a"), mkDtTerminal("1"))
	assert_parses(q, "0a1", x, 4).x
	x = List(mkDtTerminal("0"), mkDtCClass("(.)", "b"), mkDtTerminal("1"))
	assert_parses(q, "0b1xyz", x, 4).x
	
	p = pInd("Foo")
	p = fixIndirection(p, pItem)
	q = toDerivationP(p)
	refute_parses(q, "").x
	x = mkDtNonterminal(getPIndName(p), List(mkDtCClass("(.)", "a")))
	assert_parses(q, "a", x, 2).x
	x = mkDtNonterminal(getPIndName(p), List(mkDtCClass("(.)", "b")))
	assert_parses(q, "b", x, 2).x
	assert_parses(q, "bb", x, 2).x
	assert_parses(q, "bc", x, 2).x
		
	p = pInd("Bar")
	p = fixIndirection(p, pSeqL(Array(pItem, pStr("1")), id)
	q = toDerivationP(p)
	'msgbox(toString(p) &amp; chr(13) &amp; chr(13) &amp; toString(q))
	refute_parses(q, "", "a", "aa", "a0", "b", "b1").x
	x = mkDtNonterminal(getPIndName(p), List( _
			mkDtCClass("(.)", "a"), mkDtTerminal("1") _
		))
	'msgbox(toString(x))
	assert_parses(q, "a1", x, 3).x
	assert_parses(q, "a1b", x, 3).x

	Dim termEps As Object, termY As Object, termZ As Object, termZY As Object
	termEps = mkDtTerminal("")
	termY   = mkDtTerminal("y")
	termZ   = mkDtTerminal("z")
	termZY	= mkDtTerminal("zy")


	' ------------------------------
	' pZeroOrOne under toDerivationP

	' -- pZeroOrOne(pItem)
	
	p = pItem
	q = toDerivationP(pZeroOrOne(p))
	x = mkDtMult(dtMultLabel("?", p), nil)
	assert_parses(q, "", x, 1).x
	x = mkDtMult(dtMultLabel("?", p), List(mkDtCClass("(.)", "z")))
	assert_parses(q, "z", x, 2).x
	assert_parses(q, "zy", x, 2).x	' reads at most one


	' -- pZeroOrOne(pSeqL(..., id))
	
	p = pSeqL(Array(pStr("z"), pStr("y")), id)
	q = toDerivationP(pZeroOrOne(p))
	x = mkDtMult(dtMultLabel("?", p), nil)
	assert_parses(q, "", x, 1).x
	assert_parses(q, "abc", x, 1).x
	x = mkDtMult(dtMultLabel("?", p), List( _
		mkDtNonterminal("(...)", List(termZ, termY)) _
	))
	assert_parses(q, "zy", x, 3).x
	assert_parses(q, "zyz", x, 3).x
	assert_parses(q, "zyzz", x, 3).x
	assert_parses(q, "zyzy", x, 3).x	' reads at most one
	assert_parses(q, "zyzyz", x, 3).x
	assert_parses(q, "zyzyzz", x, 3).x
		

	' -------------------------
	' pMany under toDerivationP

	' -- pMany(pStr(...))

	p = pStr("z")
	q = toDerivationP(pMany(p))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x = mkDtMult(dtMultLabel("*", p), nil)
	assert_parses(q, "", x, 1).x
	assert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Many1 under toDerivationP

	' -- pMany1(pSeqL(..., id))
	
	p = pSeqL(Array(pStr("z"), pStr("y")), id)
	q = toDerivationP(pMany1(p))
	refute_parses(q, "", x, 1).x
	refute_parses(q, "abc", x, 1).x
	x = mkDtMult(dtMultLabel("+", p), List( _
		mkDtNonterminal("(...)", List(termZ, termY)) _
	))
	assert_parses(q, "zy", x, 3).x
	assert_parses(q, "zyz", x, 3).x
	assert_parses(q, "zyzz", x, 3).x
	x = mkDtMult(dtMultLabel("+", p), List( _
		mkDtNonterminal("(...)", List(termZ, termY)), _
		mkDtNonterminal("(...)", List(termZ, termY)) _
	))
	assert_parses(q, "zyzy", x, 5).x
	assert_parses(q, "zyzyz", x, 5).x
	assert_parses(q, "zyzyzz", x, 5).x

	
	' -------------------------
	' pSat under toDerivationP

	p = pSat(equ("z"))
	p.str = "[z]"
	q = toDerivationP(p)
	x = mkDtCClass("([z])", "z")
	refute_parses(q, Array("", "x", "xy", "xyz")).x
	assert_parses(q, "z", x, 2).x
	assert_parses(q, "zy", x, 2).x
	assert_parses(q, "zyz", x, 2).x
	assert_parses(q, "zzy", x, 2).x

	' -------------------------
	' pMany1(pSat) under toDerivationP

	p = pSat(compose(inRange(Asc("y"), Asc("z")), Fn.Asc))
	p.str = "[y-z]"
	q = toDerivationP(pMany1(p))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s As String)
	Static p As Object
	Dim result As Variant, parseResult As Variant
	If isNull(p) Then
		p = toDerivationP(pGrmGrammar)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L(Array( _
			pSkip(pMany(pWhite)), _
			pGrmCon, _
			pSkip(pMany(pWhite)) _
		), id)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L(Array( _
				pGrmNonterminal, _
				pSkip(pMany(pWhite)) _
			), id) _
		)
		result = fixIndirection(pCon, result)
	End If
	pGrmCon = result
End Function


Function pGrmRule()
	Static result As Object
	If isNull(result) Then
		result = pSeqL(Array( _
					pSkip(pMany(pWhite)), _
					pGrmRuleName, _
					pSkip(pMany(pWhite)), _
					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